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text-properties fo:color="#ff0000"/>
    </style:style>
    <style:style style:name="T1" style:family="text">
      <style:text-properties fo:color="#ff3333"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333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27pt" style:font-size-asian="27pt" style:font-size-complex="27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éunion de Lancemen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Gestion des escales de bateaux croisiè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roulement de la réun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exte du projet</text:p>
                <text:list>
                  <text:list-item>
                    <text:p>Présentation des parties</text:p>
                  </text:list-item>
                  <text:list-item>
                    <text:p>Le besoin</text:p>
                  </text:list-item>
                  <text:list-item>
                    <text:p>Objectifs et enjeux</text:p>
                  </text:list-item>
                </text:list>
              </text:list-item>
              <text:list-item>
                <text:p>Planning</text:p>
              </text:list-item>
              <text:list-item>
                <text:p>Description fonctionnelle du projet</text:p>
              </text:list-item>
              <text:list-item>
                <text:p>Architecture technique</text:p>
              </text:list-item>
              <text:list-item>
                <text:p>Organisation du projet</text:p>
              </text:list-item>
              <text:list-item>
                <text:p>Hors périmètre</text:p>
              </text:list-item>
              <text:list-item>
                <text:p>Premières a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es pa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PP</text:p>
                <text:p>Bateaux Privés Paris gère et développe le réseau européen de voies navigables à partir de la Sein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es pa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A : BPP</text:p>
                <text:list>
                  <text:list-item>
                    <text:p><text:s/>Mr Stalin Gaetan <text:span text:style-name="T2">– Représentant BPP</text:span></text:p>
                    <text:list>
                      <text:list-item>
                        <text:p><text:span text:style-name="T2">Gaetan.stalin@bpp.fr</text:span></text:p>
                      </text:list-item>
                      <text:list-item>
                        <text:p><text:span text:style-name="T2">03.60.XX.XX.XX</text:span></text:p>
                      </text:list-item>
                    </text:list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es pa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aside</text:p>
                <text:p><text:span text:style-name="T4">Seaside est une ESN implantée dans le campus de Lille 1, spécialisée dans les nouvelles technologies du web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es pa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MOE : Seaside</text:span></text:p>
                <text:list>
                  <text:list-item>
                    <text:p><text:span text:style-name="T6">Mr Rousseau Aurélien </text:span><text:span text:style-name="T2">– Représentant Seaside</text:span></text:p>
                    <text:list>
                      <text:list-item>
                        <text:p><text:span text:style-name="T2">Aurelien.rousseau@seaside.fr</text:span></text:p>
                      </text:list-item>
                      <text:list-item>
                        <text:p><text:span text:style-name="T2">03.60.XX.XX.XX <text:s/></text:span></text:p>
                      </text:list-item>
                    </text:list>
                  </text:list-item>
                  <text:list-item>
                    <text:p><text:span text:style-name="T6">Mr Ferlicot Cyril </text:span><text:span text:style-name="T2">– Chef de projet</text:span></text:p>
                    <text:list>
                      <text:list-item>
                        <text:p><text:span text:style-name="T2">Cyril.ferlicot@seaside.fr</text:span></text:p>
                      </text:list-item>
                      <text:list-item>
                        <text:p><text:span text:style-name="T2">03.60.XX.XX.XX</text:span></text:p>
                      </text:list-item>
                    </text:list>
                    <text:p><text:span text:style-name="T2"/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es pa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eurs :</text:p>
                <text:list>
                  <text:list-item>
                    <text:p><text:span text:style-name="T7">Administrateur de l'application (agent BPP)</text:span></text:p>
                  </text:list-item>
                  <text:list-item>
                    <text:p><text:span text:style-name="T7">Gestionnaires de bateaux</text:span></text:p>
                  </text:list-item>
                  <text:list-item>
                    <text:p><text:span text:style-name="T7">Gestionnaires de sites d'esc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texte du proje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cription</text:p>
                <text:p>Ce projet constitue le renouvellement de l'application de gestion d'escales de bateaux de croisières. </text:p>
                <text:p>Cette nouvelle <text:span text:style-name="T8">application web</text:span> devra être <text:span text:style-name="T8">légère</text:span><text:span text:style-name="T9">, </text:span><text:span text:style-name="T8">ergonomique</text:span><text:span text:style-name="T9">, </text:span><text:span text:style-name="T8">administrable</text:span> et devra disposer d'un référentiel commun avec les outils de gestion centralisée de BPP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texte du proje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fs et enjeux</text:p>
                <text:list>
                  <text:list-item>
                    <text:p>Administration complète et pratique</text:p>
                  </text:list-item>
                  <text:list-item>
                    <text:p>Utilisation de l'application instantanée (application web légère)</text:p>
                  </text:list-item>
                  <text:list-item>
                    <text:p>Résolution des conflits efficace</text:p>
                  </text:list-item>
                  <text:list-item>
                    <text:p>Interface ergonomique pour d<text:span text:style-name="T10">rgiudhfgliusdfh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Description fonctionnelle du projet</text:p>
              </text:list-header>
            </text:list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0">L'appli doit faire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rchitecture techniqu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0.4cm" svg:height="0.962cm" svg:x="5.6cm" svg:y="8.6cm">
          <draw:text-box>
            <text:p text:style-name="P2"><text:span text:style-name="T10">Sché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rchitecture techniqu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ont</text:p>
                <text:p>Boostrap : framework HTML/CSS/JS le plus utilisé des sites webs responsives (adaptables à tout type d'écran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rchitecture techniqu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ddle</text:p>
                <text:p>Java EE avec les frameworks :</text:p>
                <text:list>
                  <text:list-item>
                    <text:p>Hibernate : persistance des données</text:p>
                  </text:list-item>
                  <text:list-item>
                    <text:p>Spring : définition et construction de l'application</text:p>
                  </text:list-item>
                  <text:list-item>
                    <text:p>Spring security : identification et connex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rchitecture techniqu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ck</text:p>
                <text:p>BDD Oracle (choix BP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lanning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01/01/2016 Démarrage de l'application</text:p>
              </text:list-item>
              <text:list-item>
                <text:p>01/06/2016 Livraison LOT 1</text:p>
              </text:list-item>
              <text:list-item>
                <text:p>01/09/2016 Livraison LOT 2</text:p>
                <text:p/>
                <text:p>Une nouvelle planification se fera si :</text:p>
                <text:list>
                  <text:list-item>
                    <text:p>Modification du SFD après validation</text:p>
                  </text:list-item>
                  <text:list-item>
                    <text:p>Non respect des délais du client (validation SFD...)</text:p>
                  </text:list-item>
                </text:list>
                <text:p/>
              </text:list-item>
              <text:list-item>
                <text:p><text:span text:style-name="T10">SPECS ??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Organisation du proje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ors périmèt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dentification et authentification au service SSO de BPP (système d'authentification unique)</text:p>
              </text:list-item>
              <text:list-item>
                <text:p>Aides intégrées au planning (copié/collé compris dans la prest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remières action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usseau Aurelien</meta:initial-creator>
    <meta:creation-date>2015-11-13T17:41:26.320825555</meta:creation-date>
    <dc:date>2015-12-11T08:42:49.883689709</dc:date>
    <meta:editing-duration>PT3H42M12S</meta:editing-duration>
    <meta:editing-cycles>49</meta:editing-cycles>
    <meta:generator>LibreOffice/4.3.3.2$Linux_X86_64 LibreOffice_project/430m0$Build-2</meta:generator>
    <dc:creator>Rousseau Aurelien</dc:creator>
    <meta:document-statistic meta:object-count="94"/>
  </office:meta>
</office:document-meta>
</file>